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0c19" officeooo:paragraph-rsid="001b0c19"/>
    </style:style>
    <style:style style:name="P2" style:family="paragraph" style:parent-style-name="Standard">
      <style:text-properties officeooo:rsid="001b0c19" officeooo:paragraph-rsid="00361b8b"/>
    </style:style>
    <style:style style:name="P3" style:family="paragraph" style:parent-style-name="Standard">
      <style:text-properties officeooo:rsid="001b0c19" officeooo:paragraph-rsid="0039a118"/>
    </style:style>
    <style:style style:name="P4" style:family="paragraph" style:parent-style-name="Standard">
      <style:text-properties officeooo:rsid="001b0c19" officeooo:paragraph-rsid="0039e48b"/>
    </style:style>
    <style:style style:name="P5" style:family="paragraph" style:parent-style-name="Standard">
      <style:text-properties officeooo:rsid="001b0c19" officeooo:paragraph-rsid="003ae7bc"/>
    </style:style>
    <style:style style:name="P6" style:family="paragraph" style:parent-style-name="Standard">
      <style:text-properties officeooo:rsid="001cb084" officeooo:paragraph-rsid="001cb084"/>
    </style:style>
    <style:style style:name="P7" style:family="paragraph" style:parent-style-name="Standard">
      <style:text-properties officeooo:rsid="001cb084" officeooo:paragraph-rsid="001cf372"/>
    </style:style>
    <style:style style:name="P8" style:family="paragraph" style:parent-style-name="Standard">
      <style:text-properties fo:font-weight="bold" officeooo:rsid="001cb084" officeooo:paragraph-rsid="001cb084" style:font-weight-asian="bold" style:font-weight-complex="bold"/>
    </style:style>
    <style:style style:name="P9" style:family="paragraph" style:parent-style-name="Standard">
      <style:paragraph-properties fo:text-align="center" style:justify-single-word="false"/>
      <style:text-properties fo:font-weight="bold" officeooo:rsid="001b0c19" officeooo:paragraph-rsid="002509bd" style:font-weight-asian="bold" style:font-weight-complex="bold"/>
    </style:style>
    <style:style style:name="P10" style:family="paragraph" style:parent-style-name="Standard">
      <style:text-properties fo:font-weight="bold" officeooo:rsid="001ef9cb" officeooo:paragraph-rsid="001ef9cb" style:font-weight-asian="bold" style:font-weight-complex="bold"/>
    </style:style>
    <style:style style:name="P11" style:family="paragraph" style:parent-style-name="Standard">
      <style:text-properties officeooo:rsid="001ef9cb" officeooo:paragraph-rsid="001ef9cb"/>
    </style:style>
    <style:style style:name="P12" style:family="paragraph" style:parent-style-name="Standard">
      <style:text-properties officeooo:rsid="001ef9cb" officeooo:paragraph-rsid="002041c6"/>
    </style:style>
    <style:style style:name="P13" style:family="paragraph" style:parent-style-name="Standard">
      <style:text-properties officeooo:rsid="003ae7bc" officeooo:paragraph-rsid="003ae7bc"/>
    </style:style>
    <style:style style:name="P14" style:family="paragraph" style:parent-style-name="Standard">
      <style:text-properties officeooo:rsid="003e76de" officeooo:paragraph-rsid="003e76de"/>
    </style:style>
    <style:style style:name="P15" style:family="paragraph" style:parent-style-name="Standard">
      <style:text-properties officeooo:rsid="003e76de" officeooo:paragraph-rsid="003ffbd9"/>
    </style:style>
    <style:style style:name="P16" style:family="paragraph" style:parent-style-name="Standard">
      <style:text-properties officeooo:rsid="003e76de" officeooo:paragraph-rsid="004172ed"/>
    </style:style>
    <style:style style:name="P17" style:family="paragraph" style:parent-style-name="Standard">
      <style:text-properties officeooo:rsid="003e76de" officeooo:paragraph-rsid="00452327"/>
    </style:style>
    <style:style style:name="P18" style:family="paragraph" style:parent-style-name="Standard">
      <style:text-properties officeooo:rsid="003e76de" officeooo:paragraph-rsid="0048e929"/>
    </style:style>
    <style:style style:name="T1" style:family="text">
      <style:text-properties officeooo:rsid="001cf372"/>
    </style:style>
    <style:style style:name="T2" style:family="text">
      <style:text-properties officeooo:rsid="00221d10"/>
    </style:style>
    <style:style style:name="T3" style:family="text">
      <style:text-properties officeooo:rsid="002371eb"/>
    </style:style>
    <style:style style:name="T4" style:family="text">
      <style:text-properties officeooo:rsid="002cf589"/>
    </style:style>
    <style:style style:name="T5" style:family="text">
      <style:text-properties officeooo:rsid="002ec1c1"/>
    </style:style>
    <style:style style:name="T6" style:family="text">
      <style:text-properties officeooo:rsid="0030451a"/>
    </style:style>
    <style:style style:name="T7" style:family="text">
      <style:text-properties officeooo:rsid="00314f85"/>
    </style:style>
    <style:style style:name="T8" style:family="text">
      <style:text-properties officeooo:rsid="00327d9e"/>
    </style:style>
    <style:style style:name="T9" style:family="text">
      <style:text-properties officeooo:rsid="00338863"/>
    </style:style>
    <style:style style:name="T10" style:family="text">
      <style:text-properties officeooo:rsid="0035607a"/>
    </style:style>
    <style:style style:name="T11" style:family="text">
      <style:text-properties officeooo:rsid="00386629"/>
    </style:style>
    <style:style style:name="T12" style:family="text">
      <style:text-properties officeooo:rsid="0039a118"/>
    </style:style>
    <style:style style:name="T13" style:family="text">
      <style:text-properties officeooo:rsid="0039e48b"/>
    </style:style>
    <style:style style:name="T14" style:family="text">
      <style:text-properties officeooo:rsid="003c1d5b"/>
    </style:style>
    <style:style style:name="T15" style:family="text">
      <style:text-properties officeooo:rsid="003ffbd9"/>
    </style:style>
    <style:style style:name="T16" style:family="text">
      <style:text-properties officeooo:rsid="004349e7"/>
    </style:style>
    <style:style style:name="T17" style:family="text">
      <style:text-properties officeooo:rsid="00452327"/>
    </style:style>
    <style:style style:name="T18" style:family="text">
      <style:text-properties officeooo:rsid="0047de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E 451</text:p>
      <text:p text:style-name="P1">Abnob Doss and Matthew Bruns</text:p>
      <text:p text:style-name="P9">HW 3 – Disassembly Assignment</text:p>
      <text:p text:style-name="P1"/>
      <text:p text:style-name="P8">Introduction: </text:p>
      <text:p text:style-name="P7"><text:tab/><text:span text:style-name="T1">I</text:span>nitial development took place with <text:span text:style-name="T1">the use of the Capstone library, and the base design was made with that library and its variables in mind</text:span>. Abnob <text:span text:style-name="T1">wrote </text:span>the original linear assembler <text:span text:style-name="T1">as well as the main function, which handles arguments as described below. Doss also wrote two other functions:</text:span> ‘<text:span text:style-name="T1">get_elf_entry_point’ to determine where the disassembler would begin in a recursive disassembly, and ‘if_elf’ to note whether a file was made in the ELF format or not.</text:span> Matthew was the main contributer to the recursive disassembler <text:span text:style-name="T1">(‘recursive_disasm’)</text:span> algorithm and design, also designing <text:span text:style-name="T1">its helper functions </text:span>‘unchecked’, ‘<text:span text:style-name="T1">update_list’</text:span>, <text:span text:style-name="T1">and ‘addpoints’</text:span> <text:span text:style-name="T1">functions</text:span>. <text:span text:style-name="T1">He also modified ‘get_elf_entry_point’ into ‘get_text’ to draw data on the offset of the text section and its length if need be.</text:span></text:p>
      <text:p text:style-name="P6"/>
      <text:p text:style-name="P10">Running the Program:</text:p>
      <text:p text:style-name="P11"><text:tab/><text:span text:style-name="T3">This program requires the most current edition of python, as well as the capstone library and (TODO: List every other library we’re using). Executed from Linux terminal within the directory where the program and your target binary is being held, execute:</text:span></text:p>
      <text:p text:style-name="P11"><text:tab/><text:span text:style-name="T2">python bounce.py --file (filename) --(linear | recursive)</text:span></text:p>
      <text:p text:style-name="P12"><text:tab/><text:span text:style-name="T3">Example (binary filename ‘standard’, using recursive dissassembly): python bounce.py --file standard --recursive</text:span></text:p>
      <text:p text:style-name="P6"/>
      <text:p text:style-name="P8">Pseudocode:</text:p>
      <text:p text:style-name="P6"><text:tab/><text:span text:style-name="T4">linear_disasm:</text:span></text:p>
      <text:p text:style-name="P6"><text:tab/><text:tab/><text:span text:style-name="T4">0: Take the filename, the proper label, and the literal offset in bytes</text:span></text:p>
      <text:p text:style-name="P6"><text:tab/><text:tab/><text:span text:style-name="T4">1: Seek the proper location the .text section begins at to properly disassemble</text:span></text:p>
      <text:p text:style-name="P1"><text:tab/><text:tab/><text:span text:style-name="T4">2: For every line in the binary file:</text:span></text:p>
      <text:p text:style-name="P1"><text:tab/><text:tab/><text:tab/><text:span text:style-name="T4">2.1: For every set of commands in the line</text:span></text:p>
      <text:p text:style-name="P1"><text:tab/><text:tab/><text:tab/><text:tab/><text:span text:style-name="T4">2.1.1: Disassemble the code</text:span></text:p>
      <text:p text:style-name="P1"><text:tab/><text:tab/><text:tab/><text:tab/><text:span text:style-name="T4">2.1.2: Print the useful information (address, command, target(s))</text:span></text:p>
      <text:p text:style-name="P1"><text:tab/><text:span text:style-name="T4">unchecked:</text:span></text:p>
      <text:p text:style-name="P1"><text:tab/><text:tab/><text:span text:style-name="T5">0: Take the address we will be comparing to the set of addresses we already have</text:span></text:p>
      <text:p text:style-name="P1"><text:tab/><text:tab/><text:span text:style-name="T4">1: For every pair of addresses that we have currently gone to</text:span></text:p>
      <text:p text:style-name="P1"><text:tab/><text:tab/><text:tab/><text:span text:style-name="T6">1.1: If it is within the range of this pair return false</text:span></text:p>
      <text:p text:style-name="P1"><text:tab/><text:tab/><text:span text:style-name="T6">2: If no pair rejects it, return true.</text:span></text:p>
      <text:p text:style-name="P1"><text:tab/><text:span text:style-name="T7">update_list:</text:span></text:p>
      <text:p text:style-name="P1"><text:tab/><text:tab/><text:span text:style-name="T7">1: Consider the set of address ranges</text:span></text:p>
      <text:p text:style-name="P1"><text:tab/><text:tab/><text:tab/><text:span text:style-name="T7">1.1: Compare them to every other set:</text:span></text:p>
      <text:p text:style-name="P1"><text:tab/><text:tab/><text:tab/><text:tab/><text:span text:style-name="T8">1.1.1: If they are the same break</text:span></text:p>
      <text:p text:style-name="P1"><text:tab/><text:tab/><text:tab/><text:tab/><text:span text:style-name="T8">1.1.2: Set up their ends for comparison</text:span></text:p>
      <text:p text:style-name="P1"><text:tab/><text:tab/><text:tab/><text:tab/><text:span text:style-name="T8">1.1.3: If their ends are identical:</text:span></text:p>
      <text:p text:style-name="P1"><text:tab/><text:tab/><text:tab/><text:tab/><text:tab/><text:span text:style-name="T8">1.1.3.1: Remove one of them and break</text:span></text:p>
      <text:p text:style-name="P1"><text:tab/><text:tab/><text:tab/><text:tab/><text:span text:style-name="T8">1.1.4: If one of them contains the other:</text:span></text:p>
      <text:p text:style-name="P1"><text:tab/><text:tab/><text:tab/><text:tab/><text:tab/><text:span text:style-name="T8">1.1.4.1: Remove the smaller and break</text:span></text:p>
      <text:p text:style-name="P1"><text:tab/><text:tab/><text:tab/><text:tab/><text:span text:style-name="T8">1.1.5: If they cross over each other:</text:span></text:p>
      <text:p text:style-name="P1"><text:tab/><text:tab/><text:tab/><text:tab/><text:tab/><text:span text:style-name="T9">1.1.5.1: Take the smallest address and the largest address</text:span></text:p>
      <text:p text:style-name="P2"><text:tab/><text:tab/><text:tab/><text:tab/><text:tab/><text:span text:style-name="T10">1.1.5.2: Add a new set consisting of these points</text:span></text:p>
      <text:p text:style-name="P2"><text:span text:style-name="T10"><text:tab/><text:tab/><text:tab/><text:tab/><text:tab/>1.1.5.3: Remove parent sets</text:span></text:p>
      <text:p text:style-name="P2"><text:tab/><text:span text:style-name="T11">add_points:</text:span></text:p>
      <text:p text:style-name="P2"><text:soft-page-break/><text:tab/><text:tab/><text:span text:style-name="T11">0: Take values given by user</text:span></text:p>
      <text:p text:style-name="P2"><text:tab/><text:tab/><text:span text:style-name="T12">1: Turn into a new point</text:span></text:p>
      <text:p text:style-name="P3"><text:tab/><text:tab/><text:span text:style-name="T12">2: Add this new point to the list</text:span></text:p>
      <text:p text:style-name="P4"><text:span text:style-name="T12"><text:tab/><text:tab/>3: Update the list to prevent clutter</text:span></text:p>
      <text:p text:style-name="P4"><text:span text:style-name="T12"><text:tab/>recursive_disasm:</text:span></text:p>
      <text:p text:style-name="P4"><text:span text:style-name="T12"><text:tab/><text:tab/>0: Take the start point, the file we are considering, and the offset in bytes</text:span></text:p>
      <text:p text:style-name="P4"><text:tab/><text:tab/><text:span text:style-name="T12">1: Seek the proper location the .text section begins at to properly disassemble</text:span></text:p>
      <text:p text:style-name="P4"><text:span text:style-name="T12"><text:tab/><text:tab/><text:tab/>1.1: If we can’t go to the offset for some reason report error and return<text:tab/></text:span></text:p>
      <text:p text:style-name="P4"><text:tab/><text:tab/><text:span text:style-name="T4">2: For every line in the binary file:</text:span></text:p>
      <text:p text:style-name="P4"><text:tab/><text:tab/><text:tab/><text:span text:style-name="T4">2.1: For every set of commands in the line</text:span></text:p>
      <text:p text:style-name="P4"><text:tab/><text:tab/><text:tab/><text:tab/><text:span text:style-name="T4">2.1.1: Disassemble the code</text:span></text:p>
      <text:p text:style-name="P4"><text:tab/><text:tab/><text:tab/><text:tab/><text:span text:style-name="T4">2.1.2: Print the useful information (address, command, target(s))</text:span></text:p>
      <text:p text:style-name="P4"><text:tab/><text:tab/><text:tab/><text:tab/><text:span text:style-name="T13">2.1.3: Return on a return command</text:span></text:p>
      <text:p text:style-name="P4"><text:tab/><text:tab/><text:tab/><text:tab/><text:span text:style-name="T13">2.1.4: If there is an unconditional jump:</text:span></text:p>
      <text:p text:style-name="P4"><text:tab/><text:tab/><text:tab/><text:tab/><text:tab/><text:span text:style-name="T13">2.1.4.1: Save the range of addresses we have considered</text:span></text:p>
      <text:p text:style-name="P4"><text:tab/><text:tab/><text:tab/><text:tab/><text:tab/><text:span text:style-name="T13">2.1.4.2: Try to check if the target jump is a literal int</text:span></text:p>
      <text:p text:style-name="P4"><text:tab/><text:tab/><text:tab/><text:tab/><text:tab/><text:tab/><text:span text:style-name="T13">2.1.4.2.1: If we can recurse from the new position</text:span></text:p>
      <text:p text:style-name="P4"><text:tab/><text:tab/><text:tab/><text:tab/><text:tab/><text:tab/><text:span text:style-name="T13">2.1.4.2.2: If we can’t don’t try to, report error</text:span></text:p>
      <text:p text:style-name="P4"><text:tab/><text:tab/><text:tab/><text:tab/><text:tab/><text:span text:style-name="T13">2.1.4.3: Return- an unconditional jump is the end of this line</text:span></text:p>
      <text:p text:style-name="P4"><text:tab/><text:tab/><text:tab/><text:tab/><text:span text:style-name="T13">2.1.5: If there is a conditional jump:</text:span></text:p>
      <text:p text:style-name="P4"><text:tab/><text:tab/><text:tab/><text:tab/><text:tab/><text:span text:style-name="T13">2.1.5.1: Save the range of addresses we have considered</text:span></text:p>
      <text:p text:style-name="P4"><text:tab/><text:tab/><text:tab/><text:tab/><text:tab/><text:span text:style-name="T13">2.1.5.2: Try to check if the target jump is a literal int</text:span></text:p>
      <text:p text:style-name="P4"><text:tab/><text:tab/><text:tab/><text:tab/><text:tab/><text:tab/><text:span text:style-name="T13">2.1.5.2.1: If we can recurse from the new position</text:span></text:p>
      <text:p text:style-name="P5"><text:tab/><text:tab/><text:tab/><text:tab/><text:tab/><text:tab/><text:span text:style-name="T13">2.1.5.2.2: If we can’t don’t try to, report error</text:span></text:p>
      <text:p text:style-name="P5"/>
      <text:p text:style-name="P5"/>
      <text:p text:style-name="P13">Experiment 1:</text:p>
      <text:p text:style-name="P13"><text:tab/>(Essentially how long does it take for us to stop gakking up after a mistranslated instruction, on average. Should probably focus on how much different linear is from <text:span text:style-name="T14">recursive</text:span>)</text:p>
      <text:p text:style-name="P13"/>
      <text:p text:style-name="P14">Experiment 2:</text:p>
      <text:p text:style-name="P14"><text:tab/>Linear to OBJDUMP:</text:p>
      <text:p text:style-name="P16"><text:tab/><text:tab/>standard- </text:p>
      <text:p text:style-name="P16"><text:tab/><text:tab/><text:tab/>Almost every line was either identical or an equivalent. Several lines were processed in similar terms, such as </text:p>
      <text:p text:style-name="P15"><text:tab/><text:tab/><text:tab/><text:span text:style-name="T15">Linear-</text:span></text:p>
      <text:p text:style-name="P15"><text:span text:style-name="T15"><text:tab/><text:tab/><text:tab/><text:tab/> 0x400576:<text:tab/>nop<text:tab/>word ptr cs:[rax + rax]</text:span></text:p>
      <text:p text:style-name="P17"><text:tab/><text:tab/><text:tab/><text:span text:style-name="T17">compared to</text:span></text:p>
      <text:p text:style-name="P17"><text:span text:style-name="T15"><text:tab/><text:tab/><text:tab/>OBJDUMP-</text:span></text:p>
      <text:p text:style-name="P15"><text:tab/><text:tab/><text:tab/><text:tab/><text:span text:style-name="T15">400576:<text:tab/>66 2e 0f 1f 84 00 00 <text:tab/>nopw <text:s text:c="2"/>%cs:0x0(%rax,%rax,1)</text:span></text:p>
      <text:p text:style-name="P15"><text:tab/><text:tab/><text:span text:style-name="T15">The one outstanding translation error between Linear to OBJDUMP is that linear includes an add at 0x400582 that is not present in OBJDUMP.</text:span></text:p>
      <text:p text:style-name="P15"><text:tab/><text:tab/><text:tab/><text:span text:style-name="T15">0x400582:<text:tab/>add<text:tab/>byte ptr [rax], al</text:span></text:p>
      <text:p text:style-name="P15"><text:tab/><text:tab/><text:span text:style-name="T16">hello-</text:span></text:p>
      <text:p text:style-name="P18"><text:tab/><text:tab/><text:tab/><text:span text:style-name="T18">The previous translation errors persist here, as well as an additional set of lines beyond the final function, beginning at 0x400582 and at several times printing out nonexistent instructions from erroneously-labeled lines. This is likely the linear disassembler handling junk data while OBJUMP does not consider it at 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4:47:09.655020145</meta:creation-date>
    <dc:date>2018-04-01T02:20:11.566773458</dc:date>
    <meta:editing-duration>PT1H37M45S</meta:editing-duration>
    <meta:editing-cycles>20</meta:editing-cycles>
    <meta:generator>LibreOffice/5.1.6.2$Linux_X86_64 LibreOffice_project/10m0$Build-2</meta:generator>
    <meta:document-statistic meta:table-count="0" meta:image-count="0" meta:object-count="0" meta:page-count="2" meta:paragraph-count="75" meta:word-count="756" meta:character-count="4700" meta:non-whitespace-character-count="3806"/>
  </office:meta>
</office:document-meta>
</file>